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Heading_20_1">
      <style:text-properties style:font-name="Georgia"/>
    </style:style>
    <style:style style:name="P4" style:family="paragraph" style:parent-style-name="Heading_20_2">
      <style:text-properties style:font-name="Georgia"/>
    </style:style>
    <style:style style:name="P5" style:family="paragraph" style:parent-style-name="Text_20_body">
      <style:paragraph-properties fo:text-align="center" style:justify-single-word="false"/>
      <style:text-properties style:font-name="Georgia" officeooo:rsid="000d7868" officeooo:paragraph-rsid="000d7868"/>
    </style:style>
    <style:style style:name="P6" style:family="paragraph" style:parent-style-name="Text_20_body">
      <style:paragraph-properties fo:text-align="start" style:justify-single-word="false"/>
      <style:text-properties style:font-name="Georgia" officeooo:rsid="000ed097" officeooo:paragraph-rsid="000ed097"/>
    </style:style>
    <style:style style:name="P7" style:family="paragraph" style:parent-style-name="Text_20_body">
      <style:paragraph-properties fo:text-align="start" style:justify-single-word="false"/>
      <style:text-properties style:font-name="Georgia" officeooo:rsid="00119b83" officeooo:paragraph-rsid="00119b83"/>
    </style:style>
    <style:style style:name="P8" style:family="paragraph" style:parent-style-name="Heading_20_1">
      <style:paragraph-properties fo:break-before="page"/>
      <style:text-properties style:font-name="Georgia" officeooo:rsid="001d6d94" officeooo:paragraph-rsid="001d6d94"/>
    </style:style>
    <style:style style:name="P9" style:family="paragraph" style:parent-style-name="Text_20_body">
      <style:text-properties style:font-name="Georgia" officeooo:rsid="001d6d94" officeooo:paragraph-rsid="001d6d94"/>
    </style:style>
    <style:style style:name="P10" style:family="paragraph" style:parent-style-name="Text_20_body">
      <style:paragraph-properties fo:text-align="end" style:justify-single-word="false"/>
      <style:text-properties style:font-name="Georgia" officeooo:rsid="0020c7bf" officeooo:paragraph-rsid="0020c7bf"/>
    </style:style>
    <style:style style:name="P11" style:family="paragraph" style:parent-style-name="Text_20_body">
      <style:paragraph-properties fo:text-align="start" style:justify-single-word="false"/>
      <style:text-properties style:font-name="Georgia" officeooo:rsid="002164ca" officeooo:paragraph-rsid="002164ca"/>
    </style:style>
    <style:style style:name="P12" style:family="paragraph" style:parent-style-name="Text_20_body">
      <style:paragraph-properties fo:text-align="start" style:justify-single-word="false"/>
      <style:text-properties style:font-name="Georgia" officeooo:rsid="0036dafb" officeooo:paragraph-rsid="0036dafb"/>
    </style:style>
    <style:style style:name="P13" style:family="paragraph" style:parent-style-name="Text_20_body">
      <style:paragraph-properties fo:margin-left="0in" fo:text-align="start" style:justify-single-word="false" fo:text-indent="0in" style:auto-text-indent="false"/>
      <style:text-properties style:font-name="Georgia" fo:font-style="italic" officeooo:rsid="0036dafb" officeooo:paragraph-rsid="0036dafb" style:font-style-asian="italic" style:font-style-complex="italic"/>
    </style:style>
    <style:style style:name="P14" style:family="paragraph" style:parent-style-name="Text_20_body">
      <style:paragraph-properties fo:margin-left="0in" fo:text-align="start" style:justify-single-word="false" fo:text-indent="0in" style:auto-text-indent="false"/>
      <style:text-properties style:font-name="Georgia" fo:font-style="italic" officeooo:rsid="0057fdde" officeooo:paragraph-rsid="0057fdde" style:font-style-asian="italic" style:font-style-complex="italic"/>
    </style:style>
    <style:style style:name="P15" style:family="paragraph" style:parent-style-name="Text_20_body">
      <style:paragraph-properties fo:margin-left="0in" fo:text-align="start" style:justify-single-word="false" fo:text-indent="0in" style:auto-text-indent="false"/>
      <style:text-properties style:font-name="Georgia" fo:font-style="italic" officeooo:rsid="00693854" officeooo:paragraph-rsid="00693854" style:font-style-asian="italic" style:font-style-complex="italic"/>
    </style:style>
    <style:style style:name="P16" style:family="paragraph" style:parent-style-name="Text_20_body">
      <style:paragraph-properties fo:margin-left="0in" fo:text-align="start" style:justify-single-word="false" fo:text-indent="0in" style:auto-text-indent="false"/>
      <style:text-properties style:font-name="Georgia" fo:font-style="italic" officeooo:rsid="00785dda" officeooo:paragraph-rsid="00785dda" style:font-style-asian="italic" style:font-style-complex="italic"/>
    </style:style>
    <style:style style:name="P17" style:family="paragraph" style:parent-style-name="Text_20_body">
      <style:text-properties style:font-name="Georgia" fo:font-style="normal" officeooo:rsid="0020c7bf" officeooo:paragraph-rsid="001d6d94" style:font-style-asian="normal" style:font-style-complex="normal"/>
    </style:style>
    <style:style style:name="P18" style:family="paragraph" style:parent-style-name="Footnote">
      <style:text-properties officeooo:rsid="00197894" officeooo:paragraph-rsid="00197894"/>
    </style:style>
    <style:style style:name="P19" style:family="paragraph" style:parent-style-name="Endnote">
      <style:text-properties style:font-name="Liberation Serif" officeooo:rsid="0033a335" officeooo:paragraph-rsid="00347aa5"/>
    </style:style>
    <style:style style:name="P20" style:family="paragraph" style:parent-style-name="Footnote">
      <style:text-properties officeooo:rsid="003a96dc" officeooo:paragraph-rsid="003a96dc"/>
    </style:style>
    <style:style style:name="P21" style:family="paragraph" style:parent-style-name="Footnote">
      <style:text-properties officeooo:rsid="0043aaf9" officeooo:paragraph-rsid="0043aaf9"/>
    </style:style>
    <style:style style:name="P22" style:family="paragraph" style:parent-style-name="Footnote">
      <style:text-properties officeooo:rsid="00663442" officeooo:paragraph-rsid="00663442"/>
    </style:style>
    <style:style style:name="P23" style:family="paragraph" style:parent-style-name="Contents_20_1">
      <style:paragraph-properties>
        <style:tab-stops>
          <style:tab-stop style:position="6.9244in" style:type="right" style:leader-style="dotted" style:leader-text="."/>
        </style:tab-stops>
      </style:paragraph-properties>
    </style:style>
    <style:style style:name="P24" style:family="paragraph" style:parent-style-name="Contents_20_2">
      <style:paragraph-properties>
        <style:tab-stops>
          <style:tab-stop style:position="6.728in" style:type="right" style:leader-style="dotted" style:leader-text="."/>
        </style:tab-stops>
      </style:paragraph-properties>
    </style:style>
    <style:style style:name="P25" style:family="paragraph" style:parent-style-name="Footnote">
      <style:text-properties officeooo:rsid="006f371a" officeooo:paragraph-rsid="006f371a"/>
    </style:style>
    <style:style style:name="P26" style:family="paragraph" style:parent-style-name="Quotations">
      <style:text-properties fo:font-style="italic" fo:font-weight="bold" style:font-style-asian="italic" style:font-weight-asian="bold" style:font-style-complex="italic" style:font-weight-complex="bold"/>
    </style:style>
    <style:style style:name="P27" style:family="paragraph" style:parent-style-name="Title" style:master-page-name="First_20_Page">
      <style:paragraph-properties style:page-number="auto"/>
      <style:text-properties style:font-name="Georgia" officeooo:rsid="000d7868" officeooo:paragraph-rsid="000d7868"/>
    </style:style>
    <style:style style:name="P28" style:family="paragraph" style:parent-style-name="Quotations">
      <style:paragraph-properties fo:text-align="center" style:justify-single-word="false"/>
      <style:text-properties fo:font-style="italic" fo:font-weight="bold" style:font-style-asian="italic" style:font-weight-asian="bold" style:font-style-complex="italic" style:font-weight-complex="bold"/>
    </style:style>
    <style:style style:name="P29" style:family="paragraph" style:parent-style-name="Text_20_body">
      <style:paragraph-properties fo:margin-left="0in" fo:text-align="start" style:justify-single-word="false" fo:text-indent="0in" style:auto-text-indent="false"/>
      <style:text-properties style:font-name="Georgia" fo:font-style="normal" officeooo:rsid="007e3a92" officeooo:paragraph-rsid="00785dda" style:font-style-asian="normal" style:font-style-complex="normal"/>
    </style:style>
    <style:style style:name="P30" style:family="paragraph" style:parent-style-name="Text_20_body">
      <style:text-properties style:font-name="Georgia"/>
    </style:style>
    <style:style style:name="T1" style:family="text">
      <style:text-properties officeooo:rsid="000ff919"/>
    </style:style>
    <style:style style:name="T2" style:family="text">
      <style:text-properties officeooo:rsid="00108433"/>
    </style:style>
    <style:style style:name="T3" style:family="text">
      <style:text-properties officeooo:rsid="00119b83"/>
    </style:style>
    <style:style style:name="T4" style:family="text">
      <style:text-properties officeooo:rsid="00146d2c"/>
    </style:style>
    <style:style style:name="T5" style:family="text">
      <style:text-properties officeooo:rsid="0014bd98"/>
    </style:style>
    <style:style style:name="T6" style:family="text">
      <style:text-properties officeooo:rsid="0016babe"/>
    </style:style>
    <style:style style:name="T7" style:family="text">
      <style:text-properties officeooo:rsid="0016dc59"/>
    </style:style>
    <style:style style:name="T8" style:family="text">
      <style:text-properties officeooo:rsid="0019981d"/>
    </style:style>
    <style:style style:name="T9" style:family="text">
      <style:text-properties officeooo:rsid="001b83e6"/>
    </style:style>
    <style:style style:name="T10" style:family="text">
      <style:text-properties officeooo:rsid="001d719f"/>
    </style:style>
    <style:style style:name="T11" style:family="text">
      <style:text-properties officeooo:rsid="001e9ecd"/>
    </style:style>
    <style:style style:name="T12" style:family="text">
      <style:text-properties fo:font-style="italic" officeooo:rsid="001e9ecd" style:font-style-asian="italic" style:font-style-complex="italic"/>
    </style:style>
    <style:style style:name="T13" style:family="text">
      <style:text-properties fo:font-style="italic" officeooo:rsid="00279183" style:font-style-asian="italic" style:font-style-complex="italic"/>
    </style:style>
    <style:style style:name="T14" style:family="text">
      <style:text-properties fo:font-style="italic" officeooo:rsid="002f5217" style:font-style-asian="italic" style:font-style-complex="italic"/>
    </style:style>
    <style:style style:name="T15" style:family="text">
      <style:text-properties fo:font-style="italic" officeooo:rsid="00470441" style:font-style-asian="italic" style:font-style-complex="italic"/>
    </style:style>
    <style:style style:name="T16" style:family="text">
      <style:text-properties fo:font-style="italic" fo:font-weight="bold" officeooo:rsid="002a97d2" style:font-style-asian="italic" style:font-weight-asian="bold" style:font-style-complex="italic" style:font-weight-complex="bold"/>
    </style:style>
    <style:style style:name="T17" style:family="text">
      <style:text-properties fo:font-style="normal" style:font-style-asian="normal" style:font-style-complex="normal"/>
    </style:style>
    <style:style style:name="T18" style:family="text">
      <style:text-properties fo:font-style="normal" officeooo:rsid="001e9ecd" style:font-style-asian="normal" style:font-style-complex="normal"/>
    </style:style>
    <style:style style:name="T19" style:family="text">
      <style:text-properties fo:font-style="normal" officeooo:rsid="0020c7bf" style:font-style-asian="normal" style:font-style-complex="normal"/>
    </style:style>
    <style:style style:name="T20" style:family="text">
      <style:text-properties fo:font-style="normal" officeooo:rsid="00279183" style:font-style-asian="normal" style:font-style-complex="normal"/>
    </style:style>
    <style:style style:name="T21" style:family="text">
      <style:text-properties fo:font-style="normal" officeooo:rsid="00286d74" style:font-style-asian="normal" style:font-style-complex="normal"/>
    </style:style>
    <style:style style:name="T22" style:family="text">
      <style:text-properties fo:font-style="normal" officeooo:rsid="0029dc2c" style:font-style-asian="normal" style:font-style-complex="normal"/>
    </style:style>
    <style:style style:name="T23" style:family="text">
      <style:text-properties fo:font-style="normal" officeooo:rsid="002a7b2c" style:font-style-asian="normal" style:font-style-complex="normal"/>
    </style:style>
    <style:style style:name="T24" style:family="text">
      <style:text-properties fo:font-style="normal" officeooo:rsid="002a97d2" style:font-style-asian="normal" style:font-style-complex="normal"/>
    </style:style>
    <style:style style:name="T25" style:family="text">
      <style:text-properties fo:font-style="normal" officeooo:rsid="002bea26" style:font-style-asian="normal" style:font-style-complex="normal"/>
    </style:style>
    <style:style style:name="T26" style:family="text">
      <style:text-properties fo:font-style="normal" officeooo:rsid="002dc91e" style:font-style-asian="normal" style:font-style-complex="normal"/>
    </style:style>
    <style:style style:name="T27" style:family="text">
      <style:text-properties fo:font-style="normal" officeooo:rsid="002e3d9f" style:font-style-asian="normal" style:font-style-complex="normal"/>
    </style:style>
    <style:style style:name="T28" style:family="text">
      <style:text-properties fo:font-style="normal" officeooo:rsid="002f5217" style:font-style-asian="normal" style:font-style-complex="normal"/>
    </style:style>
    <style:style style:name="T29" style:family="text">
      <style:text-properties fo:font-style="normal" officeooo:rsid="00309848" style:font-style-asian="normal" style:font-style-complex="normal"/>
    </style:style>
    <style:style style:name="T30" style:family="text">
      <style:text-properties fo:font-style="normal" officeooo:rsid="0031acf6" style:font-style-asian="normal" style:font-style-complex="normal"/>
    </style:style>
    <style:style style:name="T31" style:family="text">
      <style:text-properties fo:font-style="normal" officeooo:rsid="0032a648" style:font-style-asian="normal" style:font-style-complex="normal"/>
    </style:style>
    <style:style style:name="T32" style:family="text">
      <style:text-properties fo:font-style="normal" officeooo:rsid="00396023" style:font-style-asian="normal" style:font-style-complex="normal"/>
    </style:style>
    <style:style style:name="T33" style:family="text">
      <style:text-properties fo:font-style="normal" officeooo:rsid="003a96dc" style:font-style-asian="normal" style:font-style-complex="normal"/>
    </style:style>
    <style:style style:name="T34" style:family="text">
      <style:text-properties fo:font-style="normal" officeooo:rsid="003c1ab0" style:font-style-asian="normal" style:font-style-complex="normal"/>
    </style:style>
    <style:style style:name="T35" style:family="text">
      <style:text-properties fo:font-style="normal" officeooo:rsid="003de7a1" style:font-style-asian="normal" style:font-style-complex="normal"/>
    </style:style>
    <style:style style:name="T36" style:family="text">
      <style:text-properties fo:font-style="normal" officeooo:rsid="003f14ba" style:font-style-asian="normal" style:font-style-complex="normal"/>
    </style:style>
    <style:style style:name="T37" style:family="text">
      <style:text-properties fo:font-style="normal" officeooo:rsid="004047da" style:font-style-asian="normal" style:font-style-complex="normal"/>
    </style:style>
    <style:style style:name="T38" style:family="text">
      <style:text-properties fo:font-style="normal" officeooo:rsid="0040d439" style:font-style-asian="normal" style:font-style-complex="normal"/>
    </style:style>
    <style:style style:name="T39" style:family="text">
      <style:text-properties fo:font-style="normal" officeooo:rsid="00425c5c" style:font-style-asian="normal" style:font-style-complex="normal"/>
    </style:style>
    <style:style style:name="T40" style:family="text">
      <style:text-properties fo:font-style="normal" officeooo:rsid="00470441" style:font-style-asian="normal" style:font-style-complex="normal"/>
    </style:style>
    <style:style style:name="T41" style:family="text">
      <style:text-properties fo:font-style="normal" officeooo:rsid="0048703f" style:font-style-asian="normal" style:font-style-complex="normal"/>
    </style:style>
    <style:style style:name="T42" style:family="text">
      <style:text-properties fo:font-style="normal" officeooo:rsid="0049f891" style:font-style-asian="normal" style:font-style-complex="normal"/>
    </style:style>
    <style:style style:name="T43" style:family="text">
      <style:text-properties fo:font-style="normal" officeooo:rsid="004b39f3" style:font-style-asian="normal" style:font-style-complex="normal"/>
    </style:style>
    <style:style style:name="T44" style:family="text">
      <style:text-properties fo:font-style="normal" officeooo:rsid="004db0a6" style:font-style-asian="normal" style:font-style-complex="normal"/>
    </style:style>
    <style:style style:name="T45" style:family="text">
      <style:text-properties fo:font-style="normal" officeooo:rsid="004df633" style:font-style-asian="normal" style:font-style-complex="normal"/>
    </style:style>
    <style:style style:name="T46" style:family="text">
      <style:text-properties fo:font-style="normal" officeooo:rsid="00513520" style:font-style-asian="normal" style:font-style-complex="normal"/>
    </style:style>
    <style:style style:name="T47" style:family="text">
      <style:text-properties fo:font-style="normal" officeooo:rsid="005330fd" style:font-style-asian="normal" style:font-style-complex="normal"/>
    </style:style>
    <style:style style:name="T48" style:family="text">
      <style:text-properties fo:font-style="normal" officeooo:rsid="00582c92" style:font-style-asian="normal" style:font-style-complex="normal"/>
    </style:style>
    <style:style style:name="T49" style:family="text">
      <style:text-properties fo:font-style="normal" officeooo:rsid="0059755e" style:font-style-asian="normal" style:font-style-complex="normal"/>
    </style:style>
    <style:style style:name="T50" style:family="text">
      <style:text-properties fo:font-style="normal" officeooo:rsid="0059b230" style:font-style-asian="normal" style:font-style-complex="normal"/>
    </style:style>
    <style:style style:name="T51" style:family="text">
      <style:text-properties fo:font-style="normal" officeooo:rsid="005b4496" style:font-style-asian="normal" style:font-style-complex="normal"/>
    </style:style>
    <style:style style:name="T52" style:family="text">
      <style:text-properties fo:font-style="normal" officeooo:rsid="005cd30b" style:font-style-asian="normal" style:font-style-complex="normal"/>
    </style:style>
    <style:style style:name="T53" style:family="text">
      <style:text-properties fo:font-style="normal" officeooo:rsid="005d637d" style:font-style-asian="normal" style:font-style-complex="normal"/>
    </style:style>
    <style:style style:name="T54" style:family="text">
      <style:text-properties fo:font-style="normal" officeooo:rsid="005e2533" style:font-style-asian="normal" style:font-style-complex="normal"/>
    </style:style>
    <style:style style:name="T55" style:family="text">
      <style:text-properties fo:font-style="normal" officeooo:rsid="005e7bea" style:font-style-asian="normal" style:font-style-complex="normal"/>
    </style:style>
    <style:style style:name="T56" style:family="text">
      <style:text-properties fo:font-style="normal" officeooo:rsid="005fa260" style:font-style-asian="normal" style:font-style-complex="normal"/>
    </style:style>
    <style:style style:name="T57" style:family="text">
      <style:text-properties fo:font-style="normal" officeooo:rsid="0060c8ca" style:font-style-asian="normal" style:font-style-complex="normal"/>
    </style:style>
    <style:style style:name="T58" style:family="text">
      <style:text-properties fo:font-style="normal" officeooo:rsid="0061bef3" style:font-style-asian="normal" style:font-style-complex="normal"/>
    </style:style>
    <style:style style:name="T59" style:family="text">
      <style:text-properties fo:font-style="normal" officeooo:rsid="00635485" style:font-style-asian="normal" style:font-style-complex="normal"/>
    </style:style>
    <style:style style:name="T60" style:family="text">
      <style:text-properties fo:font-style="normal" officeooo:rsid="0063da19" style:font-style-asian="normal" style:font-style-complex="normal"/>
    </style:style>
    <style:style style:name="T61" style:family="text">
      <style:text-properties fo:font-style="normal" officeooo:rsid="0065bfce" style:font-style-asian="normal" style:font-style-complex="normal"/>
    </style:style>
    <style:style style:name="T62" style:family="text">
      <style:text-properties fo:font-style="normal" officeooo:rsid="00669ea1" style:font-style-asian="normal" style:font-style-complex="normal"/>
    </style:style>
    <style:style style:name="T63" style:family="text">
      <style:text-properties fo:font-style="normal" officeooo:rsid="00679f70" style:font-style-asian="normal" style:font-style-complex="normal"/>
    </style:style>
    <style:style style:name="T64" style:family="text">
      <style:text-properties fo:font-style="normal" officeooo:rsid="00698b5c" style:font-style-asian="normal" style:font-style-complex="normal"/>
    </style:style>
    <style:style style:name="T65" style:family="text">
      <style:text-properties fo:font-style="normal" officeooo:rsid="006b00a6" style:font-style-asian="normal" style:font-style-complex="normal"/>
    </style:style>
    <style:style style:name="T66" style:family="text">
      <style:text-properties fo:font-style="normal" officeooo:rsid="006b8c4c" style:font-style-asian="normal" style:font-style-complex="normal"/>
    </style:style>
    <style:style style:name="T67" style:family="text">
      <style:text-properties fo:font-style="normal" officeooo:rsid="006d367f" style:font-style-asian="normal" style:font-style-complex="normal"/>
    </style:style>
    <style:style style:name="T68" style:family="text">
      <style:text-properties fo:font-style="normal" officeooo:rsid="006d73d2" style:font-style-asian="normal" style:font-style-complex="normal"/>
    </style:style>
    <style:style style:name="T69" style:family="text">
      <style:text-properties fo:font-style="normal" officeooo:rsid="006e28c7" style:font-style-asian="normal" style:font-style-complex="normal"/>
    </style:style>
    <style:style style:name="T70" style:family="text">
      <style:text-properties fo:font-style="normal" officeooo:rsid="006ec066" style:font-style-asian="normal" style:font-style-complex="normal"/>
    </style:style>
    <style:style style:name="T71" style:family="text">
      <style:text-properties fo:font-style="normal" officeooo:rsid="00710e2f" style:font-style-asian="normal" style:font-style-complex="normal"/>
    </style:style>
    <style:style style:name="T72" style:family="text">
      <style:text-properties fo:font-style="normal" officeooo:rsid="0072fb1f" style:font-style-asian="normal" style:font-style-complex="normal"/>
    </style:style>
    <style:style style:name="T73" style:family="text">
      <style:text-properties fo:font-style="normal" officeooo:rsid="00743d1c" style:font-style-asian="normal" style:font-style-complex="normal"/>
    </style:style>
    <style:style style:name="T74" style:family="text">
      <style:text-properties fo:font-style="normal" officeooo:rsid="007476ac" style:font-style-asian="normal" style:font-style-complex="normal"/>
    </style:style>
    <style:style style:name="T75" style:family="text">
      <style:text-properties fo:font-style="normal" officeooo:rsid="007590c4" style:font-style-asian="normal" style:font-style-complex="normal"/>
    </style:style>
    <style:style style:name="T76" style:family="text">
      <style:text-properties fo:font-style="normal" officeooo:rsid="00778b0a" style:font-style-asian="normal" style:font-style-complex="normal"/>
    </style:style>
    <style:style style:name="T77" style:family="text">
      <style:text-properties fo:font-style="normal" officeooo:rsid="007acfbc" style:font-style-asian="normal" style:font-style-complex="normal"/>
    </style:style>
    <style:style style:name="T78" style:family="text">
      <style:text-properties fo:font-style="normal" officeooo:rsid="007c13ee" style:font-style-asian="normal" style:font-style-complex="normal"/>
    </style:style>
    <style:style style:name="T79" style:family="text">
      <style:text-properties fo:font-style="normal" officeooo:rsid="007e3a92" style:font-style-asian="normal" style:font-style-complex="normal"/>
    </style:style>
    <style:style style:name="T80" style:family="text">
      <style:text-properties fo:font-style="normal" fo:font-weight="bold" officeooo:rsid="005330fd" style:font-style-asian="normal" style:font-weight-asian="bold" style:font-style-complex="normal" style:font-weight-complex="bold"/>
    </style:style>
    <style:style style:name="T81" style:family="text">
      <style:text-properties officeooo:rsid="001f3d15"/>
    </style:style>
    <style:style style:name="T82" style:family="text">
      <style:text-properties officeooo:rsid="00234be1"/>
    </style:style>
    <style:style style:name="T83" style:family="text">
      <style:text-properties officeooo:rsid="002410dd"/>
    </style:style>
    <style:style style:name="T84" style:family="text">
      <style:text-properties officeooo:rsid="0025feaf"/>
    </style:style>
    <style:style style:name="T85" style:family="text">
      <style:text-properties officeooo:rsid="00279183"/>
    </style:style>
    <style:style style:name="T86" style:family="text">
      <style:text-properties officeooo:rsid="00425c5c"/>
    </style:style>
    <style:style style:name="T87" style:family="text">
      <style:text-properties officeooo:rsid="0045234c"/>
    </style:style>
    <style:style style:name="T88" style:family="text">
      <style:text-properties officeooo:rsid="00470441"/>
    </style:style>
    <style:style style:name="T89" style:family="text">
      <style:text-properties officeooo:rsid="004db0a6"/>
    </style:style>
    <style:style style:name="T90" style:family="text">
      <style:text-properties officeooo:rsid="005330fd"/>
    </style:style>
    <style:style style:name="T91" style:family="text">
      <style:text-properties officeooo:rsid="006d73d2"/>
    </style:style>
    <style:style style:name="T92" style:family="text">
      <style:text-properties officeooo:rsid="00804fd2"/>
    </style:style>
    <style:style style:name="T93" style:family="text">
      <style:text-properties officeooo:rsid="008205d2"/>
    </style:style>
    <style:style style:name="T94" style:family="text">
      <style:text-properties officeooo:rsid="00828ff4"/>
    </style:style>
    <style:style style:name="T95" style:family="text">
      <style:text-properties officeooo:rsid="00840e7d"/>
    </style:style>
    <style:style style:name="T96" style:family="text">
      <style:text-properties fo:font-weight="bold" officeooo:rsid="005330fd" style:font-weight-asian="bold" style:font-weight-complex="bold"/>
    </style:style>
    <style:style style:name="T97" style:family="text">
      <style:text-properties officeooo:rsid="00864b48"/>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What Is Life?</text:p>
      <text:p text:style-name="P5">by Kyle Egglest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3"><text:a xlink:type="simple" xlink:href="#__RefHeading___Toc172_1691238551" text:style-name="Index_20_Link" text:visited-style-name="Index_20_Link">Introduction<text:tab/>2</text:a></text:p>
          <text:p text:style-name="P23"><text:a xlink:type="simple" xlink:href="#__RefHeading___Toc174_1691238551" text:style-name="Index_20_Link" text:visited-style-name="Index_20_Link">Prologue<text:tab/>2</text:a></text:p>
          <text:p text:style-name="P23"><text:a xlink:type="simple" xlink:href="#__RefHeading___Toc176_1691238551" text:style-name="Index_20_Link" text:visited-style-name="Index_20_Link">The Beginning<text:tab/>3</text:a></text:p>
          <text:p text:style-name="P24"><text:a xlink:type="simple" xlink:href="#__RefHeading___Toc178_1691238551" text:style-name="Index_20_Link" text:visited-style-name="Index_20_Link">We Have To Start Somewhere<text:tab/>3</text:a></text:p>
          <text:p text:style-name="P24"><text:a xlink:type="simple" xlink:href="#__RefHeading___Toc196_1691238551" text:style-name="Index_20_Link" text:visited-style-name="Index_20_Link">Not Everything Makes Sense<text:tab/>3</text:a></text:p>
          <text:p text:style-name="P24"><text:a xlink:type="simple" xlink:href="#__RefHeading___Toc507_1691238551" text:style-name="Index_20_Link" text:visited-style-name="Index_20_Link"><text:span text:style-name="T17">You’ve Got To Keep Going</text:span><text:tab/>4</text:a></text:p>
          <text:p text:style-name="P24"><text:a xlink:type="simple" xlink:href="#__RefHeading___Toc1039_1691238551" text:style-name="Index_20_Link" text:visited-style-name="Index_20_Link"><text:span text:style-name="T17">Thinking Things Through</text:span><text:tab/>5</text:a></text:p>
          <text:p text:style-name="P23"><text:a xlink:type="simple" xlink:href="#__RefHeading___Toc668_4145929403" text:style-name="Index_20_Link" text:visited-style-name="Index_20_Link"><text:span text:style-name="T17">The Middle</text:span><text:tab/>6</text:a></text:p>
          <text:p text:style-name="P24"><text:a xlink:type="simple" xlink:href="#__RefHeading___Toc670_4145929403" text:style-name="Index_20_Link" text:visited-style-name="Index_20_Link">The Past<text:tab/>6</text:a></text:p>
          <text:p text:style-name="P24"><text:a xlink:type="simple" xlink:href="#__RefHeading___Toc940_4145929403" text:style-name="Index_20_Link" text:visited-style-name="Index_20_Link"><text:span text:style-name="T17">The Present</text:span><text:tab/>7</text:a></text:p>
        </text:index-body>
      </text:table-of-content>
      <text:p text:style-name="Text_20_body"/>
      <text:h text:style-name="P8" text:outline-level="1"><text:bookmark-start text:name="__RefHeading___Toc172_1691238551"/>Introduction<text:bookmark-end text:name="__RefHeading___Toc172_1691238551"/></text:h>
      <text:p text:style-name="P9"><text:tab/><text:span text:style-name="T81">W</text:span>hat exactly is this? Let’s be honest, I don’t know what this document will turn out to be. It could crash and burn right in my hands as I’m typing it. I don’t have a clue. <text:span text:style-name="T10">It’s just some thoughts placed here and there hopefully coming together in some kind of organized manner. Heh, organized. I doubt I’ve ever used that word to describe anything I’ve ever written.</text:span></text:p>
      <text:p text:style-name="P9"><text:tab/><text:span text:style-name="T11">That’s what this life does to you, it takes an unorganized person’s thoughts and simply makes them think things through until you reach the point where you no longer are confused. Well, I </text:span><text:span text:style-name="T12">think</text:span><text:span text:style-name="T18"> that’s the main purpose of this life for most people. There are us outliers who really don’t have a clue how any of this is meant to proceed; and that’s okay!</text:span></text:p>
      <text:p text:style-name="P9"><text:span text:style-name="T18"><text:tab/></text:span><text:span text:style-name="T19">There’s an old saying “that’s just life for you”, or something along those lines. Life just has a way of changing things up when you least expect it. It tends to drive people mad or crazy at times as well. It would be nice if for once life didn’t do that. But it does.</text:span></text:p>
      <text:p text:style-name="P17"><text:tab/>I’d like to say I have it all figured out, but I don’t. I’m not sure there’s anyone out there who has everything figured out. People say they have life figured out, but let’s face it we’re all flying by the seat of our pants most of the time. No one has a clue what’s going to happen tomorrow, it’s not written yet. Life just comes flying at us without us saying a word.</text:p>
      <text:p text:style-name="P17"><text:tab/>That’s what this life is all about.</text:p>
      <text:p text:style-name="P10"><text:span text:style-name="T17">Kyle Eggleston<text:line-break/>Thinking In The Dark<text:line-break/>March </text:span><text:span text:style-name="T43">5</text:span><text:span text:style-name="T17">, 2026</text:span></text:p>
      <text:h text:style-name="P3" text:outline-level="1"><text:bookmark-start text:name="__RefHeading___Toc174_1691238551"/>Prologue<text:bookmark-end text:name="__RefHeading___Toc174_1691238551"/></text:h>
      <text:p text:style-name="P6"><text:tab/>Life comes to us in many different ways. <text:span text:style-name="T1">So many ways we can’t be expected to keep track of it all, can we? I don’t believe so. Life has a purpose, sometimes it takes an entire lifetime to figure out what that purpose is though. I don’t make the rules, that’s just how it is.</text:span></text:p>
      <text:p text:style-name="P6"><text:tab/><text:span text:style-name="T2">So, what is this document all about? I’m glad you asked. It is about what this life is to me. Plain and simple. </text:span><text:span text:style-name="T3">Life has its moments, some are good and some are bad. I’d like to explore some of both. The good and the bad. Possibly the ugly that comes across my mind day in and day out. It’s all part of the gig I think.</text:span></text:p>
      <text:h text:style-name="P3" text:outline-level="1"><text:bookmark-start text:name="__RefHeading___Toc176_1691238551"/><text:soft-page-break/>The Beginning<text:bookmark-end text:name="__RefHeading___Toc176_1691238551"/></text:h>
      <text:h text:style-name="P4" text:outline-level="2"><text:bookmark-start text:name="__RefHeading___Toc178_1691238551"/>We Have To Start Somewhere<text:bookmark-end text:name="__RefHeading___Toc178_1691238551"/></text:h>
      <text:p text:style-name="P7"><text:tab/><text:span text:style-name="T4">Where to begin. This life begins with a birth. My birth to be exact. I’m pretty sure I gave the doctors and nurses a run for their money when I was born. I had a lot of things wrong with me that they had to fix. Yeah I was a mess. </text:span><text:span text:style-name="T5">But, as all things do, I got better.</text:span></text:p>
      <text:p text:style-name="P7"><text:tab/><text:span text:style-name="T6">Come to think of it, the start of life is the beginning of troubles for <text:s/>many people. </text:span><text:span text:style-name="T7">Some don’t grasp just how difficult this life can be at times. It comes and goes so fast, so quick, that we just don’t know whether we’re coming or going most days.</text:span><text:span text:style-name="T7"><text:note text:id="ftn1" text:note-class="footnote"><text:note-citation>1</text:note-citation><text:note-body><text:p text:style-name="P18">Times become difficult when we don’t know if we’re coming or going. It’s just a thing that happens I guess. One day we’re here and the next we’re there. There’s no simple way to figure out exactly where we are at any given moment in life. <text:span text:style-name="T8">Trying to get through this life can be difficult, it’s a long slope downward at times and an uphill battle at other times. That’s life for you.</text:span></text:p></text:note-body></text:note></text:span><text:span text:style-name="T7"> </text:span><text:span text:style-name="T9">In order to get past those kinds of days, one simply needs to look up. A chin up attitude helps in so many ways. You just never know how things will work out for you.</text:span></text:p>
      <text:h text:style-name="Heading_20_2" text:outline-level="2"><text:bookmark-start text:name="__RefHeading___Toc196_1691238551"/>Not Everything Makes Sense<text:bookmark-end text:name="__RefHeading___Toc196_1691238551"/></text:h>
      <text:p text:style-name="P11"><text:tab/><text:span text:style-name="T82">There are things in life that don’t make sense. </text:span><text:span text:style-name="T83">So many things that happen or occur where we are left scratching our heads thinking what he hell just happened? </text:span><text:span text:style-name="T84">It happens more than you would think. </text:span><text:span text:style-name="T85">Granted it would be nice if things in this life made sense. I’m not sure </text:span><text:span text:style-name="T13">how</text:span><text:span text:style-name="T20"> that would take place or </text:span><text:span text:style-name="T13">what</text:span><text:span text:style-name="T20"> it would look like. But the </text:span><text:span text:style-name="T13">idea</text:span><text:span text:style-name="T20"> that something is out there that actually makes sense in this life? Now that’s something to talk about.</text:span></text:p>
      <text:p text:style-name="P11"><text:span text:style-name="T20"><text:tab/></text:span><text:span text:style-name="T21">If nothing makes sense, and we’re just living life by holding onto whatever comes along this life will never make sense. </text:span><text:span text:style-name="T22">Perhaps it’s not meant to make sense. Now there’s a thought. I suppose if life were to make 100% absolute sense, there wouldn’t be any mysteries left now would there. </text:span><text:span text:style-name="T23">Is that what drives us? A good mystery to be solved? Is life just a big mystery that no one knows how to solve?</text:span></text:p>
      <text:p text:style-name="P11"><text:span text:style-name="T23"><text:tab/></text:span><text:span text:style-name="T24">I suppose if there was one thing that made sense is a certain fact. There’s an old adage: </text:span><text:span text:style-name="T16">In this world, nothing can be said to be certain, except death and taxes.</text:span><text:span text:style-name="T16"><text:note text:id="ftn2" text:note-class="footnote"><text:note-citation>2</text:note-citation><text:note-body><text:p text:style-name="P19">Benjamin Franklin from a 1789 letter to Jean-Baptiste Leroy regarding the new U.S. Constitution.</text:p></text:note-body></text:note></text:span></text:p>
      <text:p text:style-name="P11"><text:span text:style-name="T24"><text:tab/></text:span><text:span text:style-name="T25">Death is a certainty. Everyone goes through it. It is the ultimate gateway out of this life. Some say this miserable life is hell, well I would have to agree with that. Life feels like hell a lot of time, hell on Earth as it were. When people say you’re going to go through hell, no thanks I’m already living it. </text:span><text:span text:style-name="T26">Life is difficult at times. Too difficult from time to time actually. I would rather not think about it, but here I am doing exactly that. When life gets rough or hard, you just have to keep moving forward. There’s nothing else you can do but that.</text:span></text:p>
      <text:p text:style-name="P11"><text:soft-page-break/><text:span text:style-name="T26"><text:tab/>I don’t make up the rules, that’s just how things are. </text:span><text:span text:style-name="T27">I’d love to make some rules now and then, but I doubt it would do me any good. </text:span><text:span text:style-name="T28">Who would want to follow them to begin with? I know I’m not much of a rule follower when it comes to my own decision to follow them. Well there are </text:span><text:span text:style-name="T14">some</text:span><text:span text:style-name="T28"> rules that you just have to follow in life. No exceptions.</text:span></text:p>
      <text:p text:style-name="P11"><text:span text:style-name="T28"><text:tab/></text:span><text:span text:style-name="T29">Do you ever wonder how people make it through this life? Do you ever wonder how you make it day by day? I tend to wonder that a lot from time to time. </text:span><text:span text:style-name="T30">I mean seriously how do I manage to survive everyday as they go by? </text:span><text:span text:style-name="T31">I’m not sure I know how any of that’s supposed to work if I’m being honest.</text:span></text:p>
      <text:h text:style-name="P4" text:outline-level="2"><text:bookmark-start text:name="__RefHeading___Toc507_1691238551"/><text:span text:style-name="T31">Y</text:span><text:span text:style-name="T17">ou’ve Got To Keep Going</text:span><text:bookmark-end text:name="__RefHeading___Toc507_1691238551"/></text:h>
      <text:p text:style-name="P12"><text:span text:style-name="T17"><text:tab/>No matter what happens in this life, you have to keep moving forward. You have to keep going. But moving forward isn’t just the only thing you have to do. You have to be able to shape yourself into situations and make things possible. </text:span><text:span text:style-name="T32">Being fluid is an important ability to master. There’s a rather famous quote I enjoy:</text:span></text:p>
      <text:p text:style-name="P26">Empty your mind, be formless. Shapeless, like water. If you put water into a cup, it becomes the cup. You put water into a bottle and it becomes the bottle. You put it in a teapot it becomes the teapot. Now, water can flow or it can crash. Be water, my friend.<text:note text:id="ftn3" text:note-class="footnote"><text:note-citation>3</text:note-citation><text:note-body><text:p text:style-name="P20">Bruce Lee</text:p></text:note-body></text:note></text:p>
      <text:p text:style-name="P13"><text:span text:style-name="T17"><text:tab/></text:span><text:span text:style-name="T33">Being able to shape yourself into whatever is needed in a given moment can be a good thing at times. </text:span><text:span text:style-name="T34">You’re versatile, movable, adaptable. Whatever comes your way you can handle it. Life throws some crazy things at us from time to time, we need to be able to handle whatever comes our way in order to make it through the rough times so we can enjoy the good times.</text:span></text:p>
      <text:p text:style-name="P13"><text:span text:style-name="T34"><text:tab/></text:span><text:span text:style-name="T35">When we’re going through the bad times, we remember how good the good times were and that can help us keep moving forward </text:span><text:span text:style-name="T36">by looking forward to those good times again. </text:span><text:span text:style-name="T37">I won’t lie, it would be nice not to have to live through those kinds of experiences ever again. </text:span><text:span text:style-name="T38">But that’s not how this life works unfortunately. </text:span><text:span text:style-name="T39">I can’t say for certain </text:span><text:span text:style-name="T86">how</text:span><text:span text:style-name="T39"> this life is meant to be. I don’t think it’s meant to be hard. But choices we make and things we go through during this life can make things difficult.</text:span><text:span text:style-name="T39"><text:note text:id="ftn4" text:note-class="footnote"><text:note-citation>4</text:note-citation><text:note-body><text:p text:style-name="P21">Difficult is an easy word to say what some people go through, Honestly, they go through pure hell just to face another challenge that is also pure hell. There’s got to be a better way of explaining this, but I don’t know how to do that. To me life doesn’t have a lot of gray areas. Life is either black or white. There’s nothing in <text:span text:style-name="T87">between. I’m sure there are some people who can see gray areas in their life. I just don’t see how that’s possible. I don’t know why I can’t seem to see that. </text:span><text:span text:style-name="T88">I </text:span><text:span text:style-name="T15">know</text:span><text:span text:style-name="T40"> life isn’t just black and white. My brain knows this, but I can’t seem to accept that fact.</text:span></text:p></text:note-body></text:note></text:span></text:p>
      <text:p text:style-name="P13"><text:span text:style-name="T39"><text:tab/></text:span><text:span text:style-name="T41">It’s said that life has a way of figuring things out by itself. It finds a way. No matter what happens, life figures out a way to sort everything out. It’s not always what we planned on mind you, but it is what’s needed at that moment in time. </text:span><text:span text:style-name="T42">That’s what matters most.</text:span></text:p>
      <text:p text:style-name="P13"><text:soft-page-break/><text:span text:style-name="T42"><text:tab/></text:span><text:span text:style-name="T44">Sometimes this life gets unnecessarily complex. Complex doesn’t have to mean it’s a bad thing. Complex can be good. Okay it </text:span><text:span text:style-name="T89">can</text:span><text:span text:style-name="T44"> be a bad thing at times. There’s no lie in that </text:span><text:span text:style-name="T45">thought process. Yes it would be nice if things didn’t become complex, but what would this life be if that didn’t happen from time to time. </text:span><text:span text:style-name="T46">I wish this life didn’t happen the way it happens at times. But wishing doesn’t bring about anything unless you act on it to make things different. </text:span><text:span text:style-name="T47">How does that phrase go? </text:span><text:span text:style-name="T96">If wishes were horses…</text:span><text:span text:style-name="T80"><text:note text:id="ftn5" text:note-class="footnote"><text:note-citation>5</text:note-citation><text:note-body><text:p text:style-name="Footnote">“If wishes were horses, beggars would ride” means that simply wishing for something is not enough; one must take action to make it happen. Originating as a 17th-century proverb, it suggests that if desires were easy to fulfill, everyone —even the poorest—would have everything they want.</text:p></text:note-body></text:note></text:span><text:span text:style-name="T47"> yeah something like that.</text:span></text:p>
      <text:h text:style-name="P4" text:outline-level="2"><text:bookmark-start text:name="__RefHeading___Toc1039_1691238551"/><text:span text:style-name="T47">T</text:span><text:span text:style-name="T17">hinking Things Through</text:span><text:bookmark-end text:name="__RefHeading___Toc1039_1691238551"/></text:h>
      <text:p text:style-name="P14"><text:span text:style-name="T17"><text:tab/></text:span><text:span text:style-name="T48">Life causes one to pause and think about things from time to time. </text:span><text:span text:style-name="T49">Sometimes those pauses can be therapeutic, other times they can be kind of upsetting. In fact it can be down right upsetting. </text:span><text:span text:style-name="T50">There doesn’t seem to be a rhyme or reason to any of it. Just thoughts doing their thing in a person’s brain is all.</text:span></text:p>
      <text:p text:style-name="P14"><text:span text:style-name="T50"><text:tab/></text:span><text:span text:style-name="T51">I think if there was a way to think through life without getting emotionally involved in the thoughts, things might actually be better. But that’s not possible now is it. Emotions always managed to get involved in everything we do. Emotions are emotions for a reason. So many reasons that don’t always logically make sense to a person. Emotions aren’t logical. They are in fact a form of chaos to our minds.</text:span></text:p>
      <text:p text:style-name="P14"><text:span text:style-name="T51"><text:tab/></text:span><text:span text:style-name="T52">It would be nice to be able to think without going crazy at times. </text:span><text:span text:style-name="T53">I suppose if this life was meant to be simple we wouldn’t be thinking all the time. </text:span><text:span text:style-name="T54">But we have these brains and those brains like to think about things from time to time. Sometimes overthinking can happen. Call it a phase, or a disease, call it whatever you want to it’s a thing. </text:span><text:span text:style-name="T55">Everyone thinks, there’s no rocket science to that thought.</text:span></text:p>
      <text:p text:style-name="P14"><text:span text:style-name="T55"><text:tab/></text:span><text:span text:style-name="T56">Thinking of thoughts, there are some thoughts that don’t want to leave your head. They like to stick around for the long haul. There doesn’t seem to be any reason to why that is, it just tends to happen. </text:span><text:span text:style-name="T57">They tend to live rent free in your mind. But are they really rent free? They are taking up precious space within that brain of yours.</text:span></text:p>
      <text:p text:style-name="P14"><text:span text:style-name="T57"><text:tab/></text:span><text:span text:style-name="T58">Sometimes the thoughts get so convoluted that you can’t think straight. When the thoughts start speaking nonsense to you, that might be a good idea to try and stop thinking. </text:span><text:span text:style-name="T59">But sometimes your brain just won’t shut off, so what do you do then? </text:span><text:span text:style-name="T60">If I had the answer to that question, I suppose I would have all the answers. </text:span><text:span text:style-name="T61">But as luck would have it I don’t have all the answers, only more questions.</text:span><text:span text:style-name="T61"><text:note text:id="ftn6" text:note-class="footnote"><text:note-citation>6</text:note-citation><text:note-body><text:p text:style-name="P22">Questions come in so many forms and flavors. They can be silly, crazy questions that require no answer or they are questions that require an answer now, not ten years from now, now.</text:p></text:note-body></text:note></text:span></text:p>
      <text:p text:style-name="P14"><text:soft-page-break/><text:span text:style-name="T61"><text:tab/></text:span><text:span text:style-name="T62">If thinking has the possibility of making things better then I’m all for it. If they tend to hurt or make things worse, then they can just go away. </text:span><text:span text:style-name="T63">But thoughts don’t have the ability of just disappearing overnight. When the brain thinks, it continues to think, so here we are thinking our lives away. Always moving forward and thinking about the future.</text:span></text:p>
      <text:h text:style-name="P3" text:outline-level="1"><text:bookmark-start text:name="__RefHeading___Toc668_4145929403"/><text:span text:style-name="T63">T</text:span><text:span text:style-name="T17">he Middle</text:span><text:bookmark-end text:name="__RefHeading___Toc668_4145929403"/></text:h>
      <text:h text:style-name="P4" text:outline-level="2"><text:bookmark-start text:name="__RefHeading___Toc670_4145929403"/>The Past<text:bookmark-end text:name="__RefHeading___Toc670_4145929403"/></text:h>
      <text:p text:style-name="P15"><text:span text:style-name="T17"><text:tab/>Ah the past. It had to begin somewhere. </text:span><text:span text:style-name="T64">Everyone has a past. Some people don’t look fondly back at their pasts while others have no problem with what they’ve done. It’s a mixed bag of nuts to be honest. </text:span><text:span text:style-name="T65">I suppose that’s just how things flow from time to time. Thinking about the past can bring up bad memories for some </text:span><text:span text:style-name="T66">and good memories for others.</text:span></text:p>
      <text:p text:style-name="P15"><text:span text:style-name="T66"><text:tab/></text:span><text:span text:style-name="T67">Thinking about the past can be a good thing. It can prepare one for the future. If someone made a mistake once in the past, they can avoid making that same mistake in the future. </text:span><text:span text:style-name="T68">So in a way, the past can be a good thing to look back on. But, just because we can exist in the past doesn’t mean we should </text:span><text:span text:style-name="T91">always</text:span><text:span text:style-name="T68"> exist there.</text:span></text:p>
      <text:p text:style-name="P15"><text:span text:style-name="T68"><text:tab/></text:span><text:span text:style-name="T69">Making time to change the past isn’t possible. You can try to change the past all you want, but you cannot change the past. You can only look to the present and future with hope that the past will not haunt you </text:span><text:span text:style-name="T70">for indeed the past can haunt you.</text:span></text:p>
      <text:p text:style-name="P26">Do not dwell in the past, do not dream of the future, concentrate the mind on the present moment.<text:note text:id="ftn7" text:note-class="footnote"><text:note-citation>7</text:note-citation><text:note-body><text:p text:style-name="P25">Buddha</text:p></text:note-body></text:note></text:p>
      <text:p text:style-name="P15"><text:span text:style-name="T70"><text:tab/></text:span><text:span text:style-name="T71">Simply put, the past can bring about demons and ghosts that you may not want to revisit from time to time. </text:span><text:span text:style-name="T72">It would be nice not to think about the past as it has a tendency to just mess with your mind. But like I said, everyone has a past. It comes with the territory. Learning from the past can be beneficial, it can help prevent the future from repeating the past and so much more.</text:span></text:p>
      <text:p text:style-name="P15"><text:span text:style-name="T72"><text:tab/></text:span><text:span text:style-name="T73">If the past does come knocking, it’s best you don’t answer the door. </text:span><text:span text:style-name="T74">You wouldn’t answer the door to a stranger would you? So why would you answer the door to a past that you don’t want to relive. Why indeed. </text:span><text:span text:style-name="T75">Doesn’t quite make sense does it? No, I didn’t think so. There’s not much that make sense these days when the past is concerned.</text:span></text:p>
      <text:p text:style-name="P15"><text:span text:style-name="T75"><text:tab/></text:span><text:span text:style-name="T76">Time comes and goes long before we are able to figure everything that needs to be figured out. Time travel isn’t a thing, it’s not even remotely a thing. But if it were a thing? I wonder how many people would want to travel to the past to change something in their own past life. Could they effectively make a change that would change the balance of the future?</text:span></text:p>
      <text:h text:style-name="P4" text:outline-level="2"><text:bookmark-start text:name="__RefHeading___Toc940_4145929403"/><text:soft-page-break/><text:span text:style-name="T76">T</text:span><text:span text:style-name="T17">he Present</text:span><text:bookmark-end text:name="__RefHeading___Toc940_4145929403"/></text:h>
      <text:p text:style-name="P16"><text:span text:style-name="T17"><text:tab/></text:span><text:span text:style-name="T77">They say to cherish the present, it will never come again. Once the present is gone it becomes the past, we’ve already talked about the past. The present is also considered a gift, it is what we get today and the experiences we have can be amazing. </text:span><text:span text:style-name="T78">The present can also be scary. There are things out there that happen on a daily basis that just have the ability to scare the snot out of you. </text:span><text:span text:style-name="T79">I wish that wasn’t the case, but I have no power over what happens.</text:span></text:p>
      <text:p text:style-name="P29"><text:tab/><text:span text:style-name="T92">There is a phrase that captures looking at the present quite well:</text:span></text:p>
      <text:p text:style-name="P28">carpe diem<text:note text:id="ftn0" text:note-class="footnote"><text:note-citation>8</text:note-citation><text:note-body><text:p text:style-name="Footnote"><text:span text:style-name="T92">U</text:span>sed to urge someone to make the most of the present time and give little thought to the future. <text:span text:style-name="T94">B</text:span>ook 1 of the Roman poet Horace's work Odes (23 BC).</text:p></text:note-body></text:note></text:p>
      <text:p text:style-name="P30"><text:tab/><text:span text:style-name="T93">We need to seize the day and see what can come from it. </text:span><text:span text:style-name="T95">Only then can we measure our true potential in this life. </text:span><text:span text:style-name="T97">Only then can we properly enjoy everything this life has to offer us. To seek out that which we know to be true and good and honest, we <text:s/>must find a way to celebrate the present and see what can be learned from i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6</text:page-number><text:s/>of <text:page-count>7</text:page-count>) <text:date style:data-style-name="N37" text:date-value="2026-03-06T23:17:41.628095735">03/06/26</text:date></text:p>
      </style:footer>
    </style:master-page>
    <style:master-page style:name="First_20_Page" style:display-name="First Page" style:page-layout-name="Mpm2" draw:style-name="Mdp1" style:next-style-name="Standard"/>
    <style:master-page style:name="Endnote"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2" draw:style-name="Mdp1"/>
    <style:master-page style:name="HTML" style:page-layout-name="Mpm7" draw:style-name="Mdp1"/>
    <style:master-page style:name="Footnote" style:page-layout-name="Mpm3"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06T23:17:41.528422835</dc:date>
    <meta:editing-duration>PT11H24M23S</meta:editing-duration>
    <meta:editing-cycles>115</meta:editing-cycles>
    <meta:generator>LibreOffice/24.2.7.2$Linux_X86_64 LibreOffice_project/420$Build-2</meta:generator>
    <meta:print-date>2023-11-18T19:55:35.459000000</meta:print-date>
    <meta:printed-by>PDF files</meta:printed-by>
    <meta:document-statistic meta:table-count="0" meta:image-count="0" meta:object-count="0" meta:page-count="7" meta:paragraph-count="72" meta:word-count="2795" meta:character-count="14521" meta:non-whitespace-character-count="11762"/>
  </office:meta>
</office:document-meta>
</file>